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  <style:text-properties officeooo:paragraph-rsid="0025766c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paragraph-rsid="002bd080"/>
    </style:style>
    <style:style style:name="P4" style:family="paragraph" style:parent-style-name="Standard">
      <style:text-properties officeooo:paragraph-rsid="00290e1e"/>
    </style:style>
    <style:style style:name="P5" style:family="paragraph" style:parent-style-name="Standard">
      <style:text-properties officeooo:paragraph-rsid="003cdeb0"/>
    </style:style>
    <style:style style:name="P6" style:family="paragraph" style:parent-style-name="Preformatted_20_Text">
      <style:text-properties officeooo:rsid="0022eccb"/>
    </style:style>
    <style:style style:name="P7" style:family="paragraph" style:parent-style-name="Preformatted_20_Text">
      <style:text-properties officeooo:rsid="0022eccb" officeooo:paragraph-rsid="0022eccb"/>
    </style:style>
    <style:style style:name="P8" style:family="paragraph" style:parent-style-name="Standard">
      <style:text-properties officeooo:paragraph-rsid="003cdeb0"/>
    </style:style>
    <style:style style:name="T1" style:family="text">
      <style:text-properties officeooo:rsid="0025766c"/>
    </style:style>
    <style:style style:name="T2" style:family="text">
      <style:text-properties officeooo:rsid="00290e1e"/>
    </style:style>
    <style:style style:name="T3" style:family="text">
      <style:text-properties officeooo:rsid="002bd08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.deb</text:p>
      <text:p text:style-name="P1">sudo dpkg -i package_file.deb</text:p>
      <text:p text:style-name="Preformatted_20_Text"/>
      <text:p text:style-name="P7">composer</text:p>
      <text:p text:style-name="Preformatted_20_Text"/>
      <text:p text:style-name="Preformatted_20_Text">php -r "copy('https://getcomposer.org/installer', 'composer-setup.php');"</text:p>
      <text:p text:style-name="Preformatted_20_Text">php -r "if (hash_file('sha384', 'composer-setup.php') === 'c31c1e292ad7be5f49291169c0ac8f683499edddcfd4e42232982d0fd193004208a58ff6f353fde0012d35fdd72bc394') { echo 'Installer verified'; } else { echo 'Installer corrupt'; unlink('composer-setup.php'); } echo PHP_EOL;"</text:p>
      <text:p text:style-name="Preformatted_20_Text">php composer-setup.php</text:p>
      <text:p text:style-name="P1">php -r "unlink('composer-setup.php');"</text:p>
      <text:p text:style-name="Standard"><text:span text:style-name="Source_20_Text">php composer.phar self-update</text:span></text:p>
      <text:p text:style-name="Standard"><text:span text:style-name="Source_20_Text"/></text:p>
      <text:p text:style-name="P1"><text:span text:style-name="Source_20_Text">mkdir ./myproject</text:span></text:p>
      <text:p text:style-name="P1"><text:span text:style-name="Source_20_Text">php composer.phar create-project whichbrowser/server ./myproject</text:span></text:p>
      <text:p text:style-name="P1"><text:span text:style-name="Source_20_Text">mv composer.phar /usr/local/bin/composer</text:span></text:p>
      <text:p text:style-name="P2"><text:span text:style-name="Source_20_Text"/></text:p>
      <text:p text:style-name="P2"><text:span text:style-name="Source_20_Text"><text:span text:style-name="T1">drush</text:span></text:span></text:p>
      <text:p text:style-name="P2"><text:span text:style-name="Source_20_Text">which composer</text:span></text:p>
      <text:p text:style-name="P3"><text:span text:style-name="Source_20_Text"><text:span text:style-name="T3">go in usr directory</text:span></text:span></text:p>
      <text:p text:style-name="Standard"><text:span text:style-name="Source_20_Text">export PATH="$HOME/.composer/vendor/bin:$PATH"</text:span></text:p>
      <text:p text:style-name="Standard"/>
      <text:p text:style-name="Standard"><text:span text:style-name="Source_20_Text">composer global require drush/drush</text:span></text:p>
      <text:p text:style-name="Standard"><text:span text:style-name="Source_20_Text"/></text:p>
      <text:p text:style-name="P4"><text:span text:style-name="Source_20_Text"><text:span text:style-name="T2">drush status</text:span></text:span></text:p>
      <text:p text:style-name="P4"><text:span text:style-name="Source_20_Text"/></text:p>
      <text:p text:style-name="P4"><text:span text:style-name="Source_20_Text"><text:span text:style-name="T2">composer global update</text:span></text:span></text:p>
      <text:p text:style-name="P4"><text:span text:style-name="Source_20_Text"/></text:p>
      <text:p text:style-name="P4"><text:span text:style-name="Source_20_Text">drush site:install</text:span></text:p>
      <text:p text:style-name="P4"><text:span text:style-name="Source_20_Text"/></text:p>
      <text:p text:style-name="P4"><text:span text:style-name="Source_20_Text">vendor/drush/drush/drush status</text:span></text:p>
      <text:p text:style-name="P4"><text:span text:style-name="Source_20_Text"/></text:p>
      <text:p text:style-name="P4"><text:span text:style-name="Source_20_Text">cd home</text:span></text:p>
      <text:p text:style-name="P4"><text:span text:style-name="Source_20_Text">cd $USER</text:span></text:p>
      <text:p text:style-name="P4"><text:span text:style-name="Source_20_Text">gpedit .bashrc</text:span></text:p>
      <text:p text:style-name="P4"><text:span text:style-name="Source_20_Text">#path for Drush<text:line-break/>export PATH="$HOME/.composer/vendor/bin:$PATH"</text:span></text:p>
      <text:p text:style-name="P4"><text:span text:style-name="Source_20_Text">source .bashrc</text:span></text:p>
      <text:p text:style-name="P4"><text:span text:style-name="Source_20_Text">exec bash</text:span></text:p>
      <text:p text:style-name="P4"><text:span text:style-name="Source_20_Text">drush status</text:span></text:p>
      <text:p text:style-name="P4"><text:span text:style-name="Source_20_Text"/></text:p>
      <text:p text:style-name="P5"><text:span text:style-name="Source_20_Text">composer install –no-dev</text:span></text:p>
      <text:p text:style-name="P5"><text:span text:style-name="Source_20_Text">composer fun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5T09:08:08.590731246</meta:creation-date>
    <dc:date>2021-09-28T11:12:03.181269618</dc:date>
    <meta:editing-duration>PT3H11M14S</meta:editing-duration>
    <meta:editing-cycles>19</meta:editing-cycles>
    <meta:generator>LibreOffice/6.1.5.2$Linux_X86_64 LibreOffice_project/10$Build-2</meta:generator>
    <meta:document-statistic meta:table-count="0" meta:image-count="0" meta:object-count="0" meta:page-count="1" meta:paragraph-count="29" meta:word-count="93" meta:character-count="957" meta:non-whitespace-character-count="893"/>
  </office:meta>
</office:document-meta>
</file>